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DejaVu Sans Mono" svg:font-family="'DejaVu Sans Mono'" style:font-family-generic="moder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13" style:family="paragraph" style:parent-style-name="Horizontal_20_Line">
      <style:text-properties fo:font-style="italic" style:font-style-asian="italic" style:font-style-complex="italic"/>
    </style:style>
    <style:style style:name="P14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rust Award</text:h>
      <text:p text:style-name="P1">Craggy Island Achievement Award in Climbing Skills</text:p>
      <text:p text:style-name="Horizontal_20_Line"/>
      <text:p text:style-name="P1">Child's Name:</text:p>
      <text:p text:style-name="P1">Age:</text:p>
      <text:p text:style-name="P1">Kids Club:</text:p>
      <text:p text:style-name="Horizontal_20_Line"/>
      <text:p text:style-name="P1">I am:<text:tab/>A beginner to climbing</text:p>
      <text:p text:style-name="P1">Aim:<text:tab/>Be safe in a climbing environment</text:p>
      <text:p text:style-name="Horizontal_20_Line"/>
      <text:p text:style-name="Standard"><text:span text:style-name="T1">Keep safe and behave at all times: </text:span><text:span text:style-name="T2"></text:span></text:p>
      <text:p text:style-name="P5">Six boxes for Instructors' initials</text:p>
      <text:p text:style-name="Standard"/>
      <text:p text:style-name="P1">Understand the safety rules for the climbing centre</text:p>
      <text:p text:style-name="P5">See: 10 Craggy Commandments</text:p>
      <text:p text:style-name="P2"/>
      <text:p text:style-name="P1">Correctly put on your harness and helmet</text:p>
      <text:p text:style-name="P5">Without assistance</text:p>
      <text:p text:style-name="P5">High above the hips</text:p>
      <text:p text:style-name="P5">Straps tight</text:p>
      <text:p text:style-name="P5">Buckles doubled back</text:p>
      <text:p text:style-name="P5">If child arrives wearing the harness, make them redo it (parents may have helped)</text:p>
      <text:p text:style-name="P2"/>
      <text:p text:style-name="P1">Tie in with a rethreaded figure-of-8 knot</text:p>
      <text:p text:style-name="P5">Figure-8</text:p>
      <text:p text:style-name="P5">1 metre of slack</text:p>
      <text:p text:style-name="P5">Neat figure of 8 (small loop at harness)</text:p>
      <text:p text:style-name="P5">Double stopper knot (against figure of 8)</text:p>
      <text:p text:style-name="P5">Short tail (5-10cm)</text:p>
      <text:p text:style-name="P5">Tied in to correct part of harness:</text:p>
      <text:p text:style-name="P9">DMM</text:p>
      <text:p text:style-name="P9">Black Diamond</text:p>
      <text:p text:style-name="P9">Petzl full-body</text:p>
      <text:p text:style-name="P2"/>
      <text:p text:style-name="P1">Use a Gri-Gri to safely belay and lower off a climber</text:p>
      <text:p text:style-name="P6">Correctly set up</text:p>
      <text:p text:style-name="P6">Belaying:</text:p>
      <text:p text:style-name="P10">Bell-ringing: up and down</text:p>
      <text:p text:style-name="P10">Proper: V, knee, 1, 2, 3</text:p>
      <text:p text:style-name="P10">No lifting heels, or jumping, when belaying</text:p>
      <text:p text:style-name="P6">Lowering:</text:p>
      <text:p text:style-name="P10">Rope tight</text:p>
      <text:p text:style-name="P10">Wait for them to lean back</text:p>
      <text:p text:style-name="P10">Tell them "lowering"</text:p>
      <text:p text:style-name="P8"><text:span text:style-name="T3">Then</text:span><text:span text:style-name="T4">, lower them carefully</text:span></text:p>
      <text:p text:style-name="P10">Watch the climber as you lower</text:p>
      <text:p text:style-name="P10">Warn climber of any obstacles</text:p>
      <text:p text:style-name="P1"/>
      <text:p text:style-name="P11">Ask my instructor to check me and hold my rope when I am belaying</text:p>
      <text:p text:style-name="P6">Check knot, belay device and harness</text:p>
      <text:p text:style-name="P6">Tail the rope (closely at first)</text:p>
      <text:p text:style-name="P6">Explain the reason for tailing</text:p>
      <text:p text:style-name="P3"/>
      <text:p text:style-name="P1">Complete 20 Climbs to the top (any colour, may rest)</text:p>
      <text:p text:style-name="P5">Any colours</text:p>
      <text:p text:style-name="P5">A good try is good enough</text:p>
      <text:p text:style-name="P2"/>
      <text:p text:style-name="P1">Complete 10 Boulder Problems (any colours)</text:p>
      <text:p text:style-name="P5">Any colours</text:p>
      <text:p text:style-name="P5">A good try is good enough</text:p>
      <text:p text:style-name="P2"/>
      <text:p text:style-name="P1">Take part in a climbing competition</text:p>
      <text:p text:style-name="P4">Fun competition between similar ability children</text:p>
      <text:p text:style-name="Standard"/>
      <text:p text:style-name="P1">Climbs:</text:p>
      <text:p text:style-name="P4"><text:span text:style-name="T1">Grade 3<text:tab/></text:span><text:span text:style-name="T2"></text:span></text:p>
      <text:p text:style-name="P4"><text:span text:style-name="T1">Grade 4<text:tab/></text:span><text:span text:style-name="T2"></text:span></text:p>
      <text:p text:style-name="P4"><text:span text:style-name="T1">Grade 5<text:tab/></text:span><text:span text:style-name="T2"></text:span></text:p>
      <text:p text:style-name="P4"><text:span text:style-name="T1">Grade 5+<text:tab/></text:span><text:span text:style-name="T2"></text:span></text:p>
      <text:p text:style-name="P7">Grade 6a</text:p>
      <text:p text:style-name="P7">...</text:p>
      <text:p text:style-name="P9">A tally of grades climbed (optional for Trust)</text:p>
      <text:p text:style-name="P8"><text:span text:style-name="T4">Log </text:span><text:span text:style-name="T3">every</text:span><text:span text:style-name="T4"> climb in the tally</text:span></text:p>
      <text:p text:style-name="Horizontal_20_Line"/>
      <text:p text:style-name="P1">Assessment</text:p>
      <text:p text:style-name="P7">[Y/N] Can the climber complete all the above in a trustworthy manner?</text:p>
      <text:p text:style-name="P7">[Y/N] Has the climber performed all the above tasks competently?</text:p>
      <text:p text:style-name="P7">Instructors Name / Signed / Date</text:p>
      <text:p text:style-name="P9">Need to be safe, trustworthy</text:p>
      <text:p text:style-name="P9">Know the rules (Craggy Commandments)</text:p>
      <text:p text:style-name="P9">Harness and helmet on correctly</text:p>
      <text:p text:style-name="P9">A correct knot</text:p>
      <text:p text:style-name="P9">Climb to the top of the wall</text:p>
      <text:p text:style-name="P9">Lower off correctly (leaning back, hands on knot)</text:p>
      <text:p text:style-name="P9">Belay and lower off using a Gri-Gri:</text:p>
      <text:p text:style-name="P12">Bell-ringing is OK</text:p>
      <text:p text:style-name="P12">V, knee, 1, 2, 3 is better</text:p>
      <text:p text:style-name="P9">Instructor holding the end of the rope</text:p>
      <text:p text:style-name="P9">Give out a new sheet (and explain it) on completion of the old</text:p>
      <text:p text:style-name="P13"/>
      <text:p text:style-name="P2">General Notes:</text:p>
      <text:p text:style-name="P5">Make sure the rope isn't twisted before climbing</text:p>
      <text:p text:style-name="P5">Untie figure-8 and hang up rope after climb</text:p>
      <text:p text:style-name="P5">Tidy harness after use</text:p>
      <text:p text:style-name="P5">Learn and remember:</text:p>
      <text:p text:style-name="P9">Once you've learned a fact/technique,</text:p>
      <text:p text:style-name="P9">you should know it and be able to demonstrate it, there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DejaVu Sans Mono" svg:font-family="'DejaVu Sans Mono'" style:font-family-generic="moder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2" style:font-size-asian="14pt" style:font-name-complex="Arial Unicode M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Richard Russon</dc:creator>
    <dc:date>2011-07-29T13:23:31</dc:date>
    <meta:editing-cycles>14</meta:editing-cycles>
    <meta:editing-duration>PT1H23M48S</meta:editing-duration>
    <meta:generator>LibreOffice/3.3$Unix LibreOffice_project/330m19$Build-301</meta:generator>
    <meta:document-statistic meta:table-count="0" meta:image-count="0" meta:object-count="0" meta:page-count="2" meta:paragraph-count="83" meta:word-count="447" meta:character-count="2386"/>
    <meta:user-defined meta:name="Info 1"/>
    <meta:user-defined meta:name="Info 2"/>
    <meta:user-defined meta:name="Info 3"/>
    <meta:user-defined meta:name="Info 4"/>
  </office:meta>
</office:document-meta>
</file>